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338cm" fo:min-width="12.962cm"/>
    </style:style>
    <style:style style:name="gr2" style:family="graphic" style:parent-style-name="standard">
      <style:graphic-properties draw:fill="solid" draw:fill-color="#dde8cb" draw:textarea-horizontal-align="justify" draw:textarea-vertical-align="middle" draw:auto-grow-height="false" fo:min-height="5.338cm" fo:min-width="3.818cm"/>
    </style:style>
    <style:style style:name="gr3" style:family="graphic" style:parent-style-name="standard">
      <style:graphic-properties draw:fill="solid" draw:fill-color="#dee6ef" draw:textarea-horizontal-align="justify" draw:textarea-vertical-align="middle" draw:auto-grow-height="false" fo:min-height="5.338cm" fo:min-width="12.962cm"/>
    </style:style>
    <style:style style:name="gr4" style:family="graphic" style:parent-style-name="standard">
      <style:graphic-properties draw:stroke="none" svg:stroke-color="#000000" draw:fill="none" draw:fill-color="#ffffff" fo:min-height="3.2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4.4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fill="solid" draw:fill-color="#dde8cb" draw:textarea-horizontal-align="justify" draw:textarea-vertical-align="middle" draw:auto-grow-height="false" fo:min-height="5.338cm" fo:min-width="3.691cm"/>
    </style:style>
    <style:style style:name="gr8" style:family="graphic" style:parent-style-name="standard">
      <style:graphic-properties draw:stroke="none" svg:stroke-color="#000000" draw:fill="none" draw:fill-color="#ffffff" fo:min-height="4.013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d7d7" fo:min-height="0.893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d7d7" fo:min-height="0.712cm" draw:shadow-offset-x="0.203cm" draw:shadow-offset-y="0.20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dee6ef" fo:min-height="4.83cm" draw:shadow-offset-x="0.203cm" draw:shadow-offset-y="0.20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5.69cm" fo:min-width="19.058cm"/>
    </style:style>
    <style:style style:name="gr14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e8cb"/>
      <style:paragraph-properties fo:text-align="center"/>
    </style:style>
    <style:style style:name="P3" style:family="paragraph">
      <loext:graphic-properties draw:fill="solid" draw:fill-color="#dee6e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solid" draw:fill-color="#ffd7d7"/>
      <style:text-properties fo:font-weight="bold" style:font-weight-asian="bold" style:font-weight-complex="bold"/>
    </style:style>
    <style:style style:name="P8" style:family="paragraph">
      <loext:graphic-properties draw:fill="solid" draw:fill-color="#ffd7d7"/>
    </style:style>
    <style:style style:name="P9" style:family="paragraph">
      <loext:graphic-properties draw:fill="none" draw:fill-color="#dee6e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462cm" svg:height="5.588cm" svg:x="6.234cm" svg:y="4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18cm" svg:height="5.588cm" svg:x="1.408cm" svg:y="4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462cm" svg:height="5.588cm" svg:x="6.234cm" svg:y="4.30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064cm" svg:height="5.228cm" svg:x="1.381cm" svg:y="4.662cm">
          <draw:text-box>
            <text:p><text:span text:style-name="T1">Question 1</text:span></text:p>
            <text:p/>
            <text:p>Write out the problem</text:p>
            <text:p/>
            <text:p/>
            <text:p/>
          </draw:text-box>
        </draw:frame>
        <draw:custom-shape draw:style-name="gr3" draw:text-style-name="P3" draw:layer="layout" svg:width="13.462cm" svg:height="5.588cm" svg:x="6.107cm" svg:y="12.17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.335cm" svg:height="4.699cm" svg:x="6.234cm" svg:y="12.557cm">
          <draw:text-box>
            <text:p><text:span text:style-name="T1">Question 2 – Solution</text:span></text:p>
            <text:p><text:span text:style-name="T1"/></text:p>
            <text:p text:style-name="P5"><text:span text:style-name="T2">Write out your solution</text:span></text:p>
            <text:p/>
            <text:p/>
          </draw:text-box>
        </draw:frame>
        <draw:custom-shape draw:style-name="gr3" draw:text-style-name="P3" draw:layer="layout" svg:width="13.462cm" svg:height="5.588cm" svg:x="6.107cm" svg:y="20.0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.335cm" svg:height="4.699cm" svg:x="6.234cm" svg:y="20.431cm">
          <draw:text-box>
            <text:p><text:span text:style-name="T1">Question 3 – Solution</text:span></text:p>
            <text:p><text:span text:style-name="T1"/></text:p>
            <text:p text:style-name="P5"><text:span text:style-name="T2">Write out your solution</text:span></text:p>
            <text:p/>
            <text:p/>
          </draw:text-box>
        </draw:frame>
        <draw:frame draw:style-name="gr6" draw:text-style-name="P4" draw:layer="layout" svg:width="12.954cm" svg:height="1.673cm" svg:x="21.701cm" svg:y="10.398cm">
          <draw:text-box>
            <text:p>Leave a healthy amount of empty space in between each question.</text:p>
          </draw:text-box>
        </draw:frame>
        <draw:custom-shape draw:style-name="gr7" draw:text-style-name="P2" draw:layer="layout" svg:width="4.191cm" svg:height="5.588cm" svg:x="1.508cm" svg:y="12.17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064cm" svg:height="4.517cm" svg:x="1.635cm" svg:y="12.684cm">
          <draw:text-box>
            <text:p><text:span text:style-name="T1">Question 2</text:span></text:p>
            <text:p/>
            <text:p>Write out the problem</text:p>
            <text:p/>
            <text:p/>
          </draw:text-box>
        </draw:frame>
        <draw:custom-shape draw:style-name="gr2" draw:text-style-name="P2" draw:layer="layout" svg:width="4.318cm" svg:height="5.588cm" svg:x="1.408cm" svg:y="20.0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064cm" svg:height="4.517cm" svg:x="1.508cm" svg:y="20.558cm">
          <draw:text-box>
            <text:p><text:span text:style-name="T1">Question 3</text:span></text:p>
            <text:p/>
            <text:p>Write out the problem</text:p>
            <text:p/>
            <text:p/>
          </draw:text-box>
        </draw:frame>
        <draw:frame draw:style-name="gr9" draw:text-style-name="P7" draw:layer="layout" svg:width="3.048cm" svg:height="1.143cm" svg:x="1.508cm" svg:y="1.381cm">
          <draw:text-box>
            <text:p text:style-name="P6"><text:span text:style-name="T1">HW Title</text:span></text:p>
          </draw:text-box>
        </draw:frame>
        <draw:frame draw:style-name="gr10" draw:text-style-name="P8" draw:layer="layout" svg:width="3.81cm" svg:height="0.962cm" svg:x="16.367cm" svg:y="1.435cm">
          <draw:text-box>
            <text:p><text:span text:style-name="T1">Your Name</text:span></text:p>
          </draw:text-box>
        </draw:frame>
        <draw:frame draw:style-name="gr11" draw:text-style-name="P4" draw:layer="layout" svg:width="12.446cm" svg:height="2.384cm" svg:x="21.066cm" svg:y="2.143cm">
          <draw:text-box>
            <text:p>Use 2 columns. This way you can cover up your work when you go to study later.</text:p>
            <text:p/>
          </draw:text-box>
        </draw:frame>
        <draw:frame draw:style-name="gr12" draw:text-style-name="P9" draw:layer="layout" svg:width="12.954cm" svg:height="5.08cm" svg:x="6.461cm" svg:y="4.556cm">
          <draw:text-box>
            <text:p><text:span text:style-name="T1">Question 1 – Solution</text:span></text:p>
            <text:p><text:span text:style-name="T1"/></text:p>
            <text:p><text:span text:style-name="T2">Write out your solution</text:span></text:p>
            <text:p/>
          </draw:text-box>
        </draw:frame>
        <draw:custom-shape draw:style-name="gr13" draw:text-style-name="P1" draw:layer="layout" svg:width="19.558cm" svg:height="25.94cm" svg:x="1cm" svg:y="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1.066cm" svg:y1="2.905cm" svg:x2="5.953cm" svg:y2="4.175cm">
          <text:p/>
        </draw:line>
        <draw:line draw:style-name="gr14" draw:text-style-name="P1" draw:layer="layout" svg:x1="21.193cm" svg:y1="11.16cm" svg:x2="12.049cm" svg:y2="11.16cm">
          <text:p/>
        </draw:line>
        <draw:frame draw:style-name="gr5" draw:text-style-name="P4" draw:layer="layout" svg:width="10.89cm" svg:height="4.699cm" svg:x="23.003cm" svg:y="4.683cm">
          <draw:text-box>
            <text:p><text:span text:style-name="T1"/></text:p>
            <text:p>- Neatly write your work</text:p>
            <text:p>- Follow our examples from class as a guide for what work to show.</text:p>
          </draw:text-box>
        </draw:frame>
        <draw:line draw:style-name="gr14" draw:text-style-name="P1" draw:layer="layout" svg:x1="22.59cm" svg:y1="6.715cm" svg:x2="13.319cm" svg:y2="6.588cm">
          <text:p/>
        </draw:line>
        <draw:frame draw:style-name="gr15" draw:text-style-name="P4" draw:layer="layout" svg:width="10.16cm" svg:height="1.673cm" svg:x="23.86cm" svg:y="17.764cm">
          <draw:text-box>
            <text:p>You don’t necessarily need to have 3 questions on a page.</text:p>
          </draw:text-box>
        </draw:frame>
        <draw:line draw:style-name="gr14" draw:text-style-name="P1" draw:layer="layout" svg:x1="23.606cm" svg:y1="18.399cm" svg:x2="19.542cm" svg:y2="21.57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111111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2T11:30:37.926401004</meta:creation-date>
    <dc:date>2022-09-02T14:09:02.552784905</dc:date>
    <meta:editing-duration>PT1H45M31S</meta:editing-duration>
    <meta:editing-cycles>2</meta:editing-cycles>
    <meta:generator>LibreOffice/6.4.7.2$Linux_X86_64 LibreOffice_project/40$Build-2</meta:generator>
    <meta:document-statistic meta:object-count="24"/>
  </office:meta>
</office:document-meta>
</file>